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de36" officeooo:paragraph-rsid="000b451b"/>
    </style:style>
    <style:style style:name="P2" style:family="paragraph" style:parent-style-name="Standard">
      <style:text-properties officeooo:rsid="000ade36" officeooo:paragraph-rsid="000b4aac"/>
    </style:style>
    <style:style style:name="P3" style:family="paragraph" style:parent-style-name="Standard">
      <style:text-properties officeooo:rsid="000ade36" officeooo:paragraph-rsid="000c429a"/>
    </style:style>
    <style:style style:name="P4" style:family="paragraph" style:parent-style-name="Standard">
      <style:text-properties officeooo:rsid="000ade36" officeooo:paragraph-rsid="000cf69c"/>
    </style:style>
    <style:style style:name="P5" style:family="paragraph" style:parent-style-name="Standard">
      <style:text-properties officeooo:rsid="000ade36" officeooo:paragraph-rsid="001392b8"/>
    </style:style>
    <style:style style:name="P6" style:family="paragraph" style:parent-style-name="Standard">
      <style:text-properties officeooo:rsid="000ade36" officeooo:paragraph-rsid="0013af47"/>
    </style:style>
    <style:style style:name="P7" style:family="paragraph" style:parent-style-name="Standard">
      <style:text-properties officeooo:rsid="000ade36" officeooo:paragraph-rsid="0016190f"/>
    </style:style>
    <style:style style:name="P8" style:family="paragraph" style:parent-style-name="Standard">
      <style:text-properties fo:font-weight="bold" officeooo:rsid="000b2395" officeooo:paragraph-rsid="000b4aac" style:font-weight-asian="bold" style:font-weight-complex="bold"/>
    </style:style>
    <style:style style:name="P9" style:family="paragraph" style:parent-style-name="Standard">
      <style:text-properties fo:font-weight="bold" officeooo:rsid="000ade36" officeooo:paragraph-rsid="000b2395" style:font-weight-asian="bold" style:font-weight-complex="bold"/>
    </style:style>
    <style:style style:name="P10" style:family="paragraph" style:parent-style-name="Standard">
      <style:text-properties fo:font-style="normal" fo:font-weight="normal" officeooo:rsid="0013af47" officeooo:paragraph-rsid="0016190f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fo:font-weight="normal" officeooo:rsid="0016190f" officeooo:paragraph-rsid="0016190f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b2395" style:font-weight-asian="bold" style:font-weight-complex="bold"/>
    </style:style>
    <style:style style:name="T3" style:family="text">
      <style:text-properties fo:font-weight="bold" officeooo:rsid="000cf69c" style:font-weight-asian="bold" style:font-weight-complex="bold"/>
    </style:style>
    <style:style style:name="T4" style:family="text">
      <style:text-properties fo:font-weight="bold" officeooo:rsid="000e5aac" style:font-weight-asian="bold" style:font-weight-complex="bold"/>
    </style:style>
    <style:style style:name="T5" style:family="text">
      <style:text-properties fo:font-weight="normal" officeooo:rsid="000b2395" style:font-weight-asian="normal" style:font-weight-complex="normal"/>
    </style:style>
    <style:style style:name="T6" style:family="text">
      <style:text-properties fo:font-weight="normal" officeooo:rsid="000b451b" style:font-weight-asian="normal" style:font-weight-complex="normal"/>
    </style:style>
    <style:style style:name="T7" style:family="text">
      <style:text-properties fo:font-weight="normal" officeooo:rsid="000b4aac" style:font-weight-asian="normal" style:font-weight-complex="normal"/>
    </style:style>
    <style:style style:name="T8" style:family="text">
      <style:text-properties fo:font-weight="normal" officeooo:rsid="000c429a" style:font-weight-asian="normal" style:font-weight-complex="normal"/>
    </style:style>
    <style:style style:name="T9" style:family="text">
      <style:text-properties fo:font-weight="normal" officeooo:rsid="000cf69c" style:font-weight-asian="normal" style:font-weight-complex="normal"/>
    </style:style>
    <style:style style:name="T10" style:family="text">
      <style:text-properties fo:font-weight="normal" officeooo:rsid="000f92bc" style:font-weight-asian="normal" style:font-weight-complex="normal"/>
    </style:style>
    <style:style style:name="T11" style:family="text">
      <style:text-properties fo:font-style="italic" fo:font-weight="normal" officeooo:rsid="000b2395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0c429a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0cf69c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0f92bc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bold" officeooo:rsid="000f92bc" style:font-style-asian="italic" style:font-weight-asian="bold" style:font-style-complex="italic" style:font-weight-complex="bold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0c429a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0b2395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0b451b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0cf69c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0b4aac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0f92bc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10d173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120d55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135cbb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1392b8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13a7f5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13af47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150068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16190f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bold" officeooo:rsid="000e5aac" style:font-style-asian="normal" style:font-weight-asian="bold" style:font-style-complex="normal" style:font-weight-complex="bold"/>
    </style:style>
    <style:style style:name="T32" style:family="text">
      <style:text-properties fo:font-style="normal" fo:font-weight="bold" officeooo:rsid="000cf69c" style:font-style-asian="normal" style:font-weight-asian="bold" style:font-style-complex="normal" style:font-weight-complex="bold"/>
    </style:style>
    <style:style style:name="T33" style:family="text">
      <style:text-properties fo:font-style="normal" fo:font-weight="bold" officeooo:rsid="0013af47" style:font-style-asian="normal" style:font-weight-asian="bold" style:font-style-complex="normal" style:font-weight-complex="bold"/>
    </style:style>
    <style:style style:name="T34" style:family="text">
      <style:text-properties style:text-position="super 58%" fo:font-style="normal" fo:font-weight="normal" officeooo:rsid="0013af47" style:font-style-asian="normal" style:font-weight-asian="normal" style:font-style-complex="normal" style:font-weight-complex="normal"/>
    </style:style>
    <style:style style:name="T35" style:family="text">
      <style:text-properties officeooo:rsid="0017c19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3">Category.Explore<text:line-break/></text:span><text:span text:style-name="T9">Once an asset has been listed(by the user), we are listening for LogAssetInfo – AssetCreation.sol to trigger and display new asset.<text:line-break/></text:span><text:span text:style-name="T3"><text:line-break/></text:span><text:span text:style-name="T13">Fields:<text:line-break/></text:span><text:span text:style-name="T20"><text:tab/></text:span><text:span text:style-name="T21">Current Funding<text:line-break/><text:tab/><text:tab/>- Initialized: Asset creation<text:line-break/> <text:tab/><text:tab/>- Updated: New Funder, Listen LogAssetFunded – FundingHub.sol<text:line-break/><text:tab/><text:tab/>- Query: database.</text:span><text:span text:style-name="T18">uintStorage</text:span><text:span text:style-name="T21">(keccak256("amountRaised", _assetID))<text:line-break/><text:line-break/><text:tab/></text:span><text:span text:style-name="T17">Current Funding %<text:line-break/><text:tab/><text:tab/>- </text:span><text:span text:style-name="T21">Initialized: Asset creation<text:line-break/> <text:tab/><text:tab/>- Updated: New Funder, Listen LogAssetFunded – FundingHub.sol<text:line-break/><text:tab/><text:tab/>- Query:<text:line-break/> <text:tab/><text:tab/></text:span><text:span text:style-name="T17">var amountRaised = </text:span><text:span text:style-name="T21"><text:s/>database.</text:span><text:span text:style-name="T18">uintStorage</text:span><text:span text:style-name="T21">(keccak256("amountRaised", _assetID)) <text:line-break/><text:tab/></text:span><text:span text:style-name="T17">var amountToBeRaised = </text:span><text:span text:style-name="T21">database.</text:span><text:span text:style-name="T18">uintStorage</text:span><text:span text:style-name="T21">(keccak256("amountToBeRaised", _assetID))</text:span></text:p>
      <text:p text:style-name="P4"><text:span text:style-name="T7"><text:tab/><text:tab/></text:span><text:span text:style-name="T8">- Output: (amountRaised/amountToBeRaised) * 100<text:line-break/></text:span></text:p>
      <text:p text:style-name="P7"><text:span text:style-name="T21"><text:tab/>Funding goal<text:line-break/><text:tab/><text:tab/>- Initialized: Asset creation<text:line-break/><text:tab/><text:tab/>- Updated: N/A<text:line-break/><text:tab/><text:tab/>- Query: database.</text:span><text:span text:style-name="T18">uintStorage</text:span><text:span text:style-name="T21">(keccak256("amountToBeRaised", _assetID))<text:line-break/><text:line-break/></text:span><text:span text:style-name="T30">TODO; …..</text:span><text:span text:style-name="T21"><text:line-break/></text:span><text:span text:style-name="T1"><text:line-break/><text:line-break/>Asset.</text:span><text:span text:style-name="T2">details<text:line-break/></text:span><text:span text:style-name="T11">Fields</text:span><text:span text:style-name="T5">:</text:span><text:span text:style-name="T2"><text:line-break/><text:tab/></text:span><text:span text:style-name="T5">Start Date<text:line-break/><text:tab/><text:tab/>- </text:span><text:span text:style-name="T6">Initialized: Asset creation</text:span><text:span text:style-name="T5"><text:line-break/><text:tab/><text:tab/>- </text:span><text:span text:style-name="T6">Updated: N/A</text:span></text:p>
      <text:p text:style-name="P1"><text:span text:style-name="T5"><text:tab/><text:tab/>- </text:span><text:span text:style-name="T6">Query: </text:span><text:span text:style-name="T5">database.uintStorage (keccak256("fundingStartDate",</text:span><text:span text:style-name="T6"> _assetID))<text:line-break/></text:span><text:span text:style-name="T5"><text:line-break/><text:tab/>End Date <text:line-break/><text:tab/><text:tab/>- </text:span><text:span text:style-name="T6">Initialized: Asset creation</text:span><text:span text:style-name="T5"> <text:line-break/><text:tab/><text:tab/>- </text:span><text:span text:style-name="T6">Updated: Listen LogFundingTimeChanged - AssetCreation.sol</text:span><text:span text:style-name="T5"><text:line-break/><text:tab/><text:tab/>- </text:span><text:span text:style-name="T6">Query: </text:span><text:span text:style-name="T5">database.uintStorage(keccak256("fundingDeadline", _assetID))<text:line-break/><text:line-break/><text:tab/></text:span><text:span text:style-name="T6">Total Funders <text:line-break/><text:tab/><text:tab/>- Initialized: Asset creation<text:line-break/><text:tab/><text:tab/>- Updated: </text:span><text:span text:style-name="T7">New F</text:span><text:span text:style-name="T6">under, Listen LogAssetFunded - AssetCreation.sol <text:s/><text:line-break/><text:tab/><text:tab/>- Query: </text:span><text:span text:style-name="T5">database.uintStorage(keccak256("totalFunders", _assetID))</text:span></text:p>
      <text:p text:style-name="P3"><text:span text:style-name="T5"><text:line-break/><text:tab/></text:span><text:span text:style-name="T7">Current Funding<text:line-break/><text:tab/><text:tab/>- Initialized: Asset creation<text:line-break/> <text:tab/><text:tab/>- Updated: New Funder, Listen LogAssetFunded – FundingHub.sol<text:line-break/><text:tab/><text:tab/>- Query: database.</text:span><text:span text:style-name="T5">uintStorage</text:span><text:span text:style-name="T7">(keccak256("amountRaised", _assetID))<text:line-break/><text:line-break/><text:tab/></text:span><text:span text:style-name="T8">Current Funding %<text:line-break/><text:tab/><text:tab/>- </text:span><text:span text:style-name="T7">Initialized: Asset creation<text:line-break/> <text:tab/><text:tab/>- Updated: New Funder, Listen LogAssetFunded – FundingHub.sol<text:line-break/><text:tab/><text:tab/>- Query:<text:line-break/></text:span><text:soft-page-break/><text:span text:style-name="T7"> <text:tab/><text:tab/></text:span><text:span text:style-name="T8">var amountRaised = </text:span><text:span text:style-name="T7"><text:s/>database.</text:span><text:span text:style-name="T5">uintStorage</text:span><text:span text:style-name="T7">(keccak256("amountRaised", _assetID)) <text:line-break/><text:tab/></text:span><text:span text:style-name="T8">var amountToBeRaised = </text:span><text:span text:style-name="T7">database.</text:span><text:span text:style-name="T5">uintStorage</text:span><text:span text:style-name="T7">(keccak256("amountToBeRaised", _assetID))</text:span></text:p>
      <text:p text:style-name="P2"><text:span text:style-name="T7"><text:tab/><text:tab/></text:span><text:span text:style-name="T8">- Output: (amountRaised/amountToBeRaised) * 100<text:line-break/></text:span></text:p>
      <text:p text:style-name="P2"><text:span text:style-name="T7"><text:tab/>Funding goal<text:line-break/><text:tab/><text:tab/>- Initialized: Asset creation<text:line-break/><text:tab/><text:tab/>- Updated: N/A<text:line-break/><text:tab/><text:tab/>- Query: database.</text:span><text:span text:style-name="T5">uintStorage</text:span><text:span text:style-name="T7">(keccak256("amountToBeRaised", _assetID))</text:span><text:span text:style-name="T2"><text:line-break/></text:span></text:p>
      <text:p text:style-name="P11">TODO; …..</text:p>
      <text:p text:style-name="P8"><text:tab/></text:p>
      <text:p text:style-name="P9"/>
      <text:p text:style-name="P2"><text:span text:style-name="T1">Asset.payment<text:line-break/></text:span><text:span text:style-name="T11">Fields</text:span><text:span text:style-name="T5">:</text:span><text:span text:style-name="T2"><text:line-break/><text:tab/></text:span><text:span text:style-name="T8">Fiat / Eth value</text:span></text:p>
      <text:p text:style-name="P3"><text:span text:style-name="T5"><text:tab/><text:tab/>- </text:span><text:span text:style-name="T6">Query: </text:span><text:span text:style-name="T8">ethFiatValue.js – coinmarketcap API<text:line-break/><text:tab/><text:line-break/><text:tab/>Ownership %<text:line-break/><text:tab/><text:tab/>- Updated: Each time slider/amount updated<text:line-break/><text:tab/><text:tab/>- Query : (Inputed amount / <text:s/>amountToBeRaised) * 100<text:line-break/><text:line-break/></text:span><text:span text:style-name="T12">Buttons:<text:line-break/><text:tab/></text:span><text:span text:style-name="T17">Contribute<text:line-break/><text:tab/><text:tab/>- Query :</text:span><text:span text:style-name="T16"> fund(_assetID) – FundingHub.sol<text:line-break/><text:tab/><text:tab/></text:span><text:span text:style-name="T17">- Fields Updated: <text:line-break/><text:tab/><text:tab/><text:tab/></text:span><text:span text:style-name="T18">Asset.details </text:span><text:span text:style-name="T17">- </text:span><text:span text:style-name="T18"><text:s/></text:span><text:span text:style-name="T19">Total Funders</text:span><text:span text:style-name="T18">, </text:span><text:span text:style-name="T17">Current Funding, Current Funding %</text:span><text:span text:style-name="T6"><text:line-break/></text:span></text:p>
      <text:p text:style-name="P7"><text:span text:style-name="T30">TODO; …..</text:span><text:span text:style-name="T6"><text:line-break/></text:span></text:p>
      <text:p text:style-name="P7"><text:span text:style-name="T6"><text:line-break/></text:span><text:span text:style-name="T4">Marketplace</text:span><text:span text:style-name="T3">.</text:span><text:span text:style-name="T4">assets</text:span><text:span text:style-name="T3"><text:line-break/></text:span><text:span text:style-name="T10">User created sell order, LogSellOrderCreated – MarketPlace.sol log triggers, which is being listened for = new asset is shown.<text:line-break/><text:line-break/></text:span><text:span text:style-name="T11">Fields</text:span><text:span text:style-name="T13">:<text:line-break/><text:tab/></text:span><text:span text:style-name="T22">Cost whole asset<text:line-break/><text:tab/><text:tab/>- Initialized: Asset sell order </text:span><text:span text:style-name="T23">created </text:span><text:span text:style-name="T22"><text:line-break/><text:tab/><text:tab/>- Updated: N/A<text:line-break/><text:tab/><text:tab/>- Query: database.</text:span><text:span text:style-name="T23">uintStorage</text:span><text:span text:style-name="T22">(keccak256("amountToBeRaised", _storageHash)</text:span><text:span text:style-name="T23">)</text:span><text:span text:style-name="T22"><text:line-break/><text:tab/><text:line-break/><text:tab/></text:span><text:span text:style-name="T23">Ownership % </text:span><text:span text:style-name="T24">for sale</text:span><text:span text:style-name="T23"><text:line-break/><text:tab/><text:tab/>- Initialized: Asset sell order created<text:line-break/><text:tab/><text:tab/>- Updated: N/A only delete then create new one<text:line-break/><text:tab/><text:tab/>- Delete: deleteSellOrder(_orderID)<text:line-break/><text:tab/><text:tab/>- Query: <text:line-break/><text:tab/><text:tab/></text:span><text:span text:style-name="T27">var </text:span><text:span text:style-name="T28">saleShares = </text:span><text:span text:style-name="T23">database.uintStorage(keccak256("shares", _assetID, _from))<text:line-break/><text:line-break/><text:tab/></text:span><text:span text:style-name="T24">Ownership total % cost<text:line-break/><text:tab/><text:tab/>- Initialized: <text:s/></text:span><text:span text:style-name="T23">Asset sell order created<text:line-break/><text:tab/><text:tab/>- </text:span><text:span text:style-name="T24">Updated: Partial % of full % for sale bought, LogSharesTraded – Asset.sol<text:line-break/><text:tab/><text:tab/></text:span><text:span text:style-name="T23">- Delete: deleteSellOrder(_orderID)</text:span><text:span text:style-name="T24"><text:line-break/><text:tab/><text:tab/>- Query: <text:line-break/></text:span><text:soft-page-break/><text:span text:style-name="T24"><text:tab/><text:tab/></text:span><text:span text:style-name="T28">var amount = </text:span><text:span text:style-name="T24">getSellOrderAmountPrice</text:span><text:span text:style-name="T25">(_sellOrderID) </text:span><text:span text:style-name="T28">1</text:span><text:span text:style-name="T34">st</text:span><text:span text:style-name="T28"> return</text:span><text:span text:style-name="T25"><text:line-break/><text:line-break/><text:line-break/><text:tab/></text:span><text:span text:style-name="T24"> </text:span><text:span text:style-name="T25">Individual % cost<text:line-break/><text:tab/><text:tab/>- Initialized: Asset sell order created<text:line-break/><text:tab/><text:tab/>- Updated: N/A<text:line-break/><text:tab/><text:tab/>- Query: <text:line-break/><text:tab/><text:tab/></text:span><text:span text:style-name="T28">var amount, price = </text:span><text:span text:style-name="T24">getSellOrderAmountPrice</text:span><text:span text:style-name="T25">(_sellOrderID) <text:line-break/><text:tab/><text:tab/></text:span><text:span text:style-name="T28">var 1SharePrice = price/amount</text:span></text:p>
      <text:p text:style-name="P5"><text:span text:style-name="T22"><text:line-break/><text:tab/></text:span><text:span text:style-name="T25">Current ROI<text:line-break/><text:tab/><text:tab/>- </text:span><text:span text:style-name="T26">Initialized: Asset sell order created<text:line-break/><text:tab/><text:tab/>- Updated: each payin period/new sell order<text:line-break/><text:tab/><text:tab/>- Query: <text:line-break/><text:tab/><text:tab/>var assetRevenue = database.uintStorage(keccak256("totalReceived", _assetID))</text:span><text:span text:style-name="T22"><text:line-break/><text:tab/><text:tab/></text:span><text:span text:style-name="T26">var assetCost = </text:span><text:span text:style-name="T21">database.</text:span><text:span text:style-name="T18">uintStorage</text:span><text:span text:style-name="T21">(keccak256("amountToBeRaised", _assetID))</text:span></text:p>
      <text:p text:style-name="P6"><text:span text:style-name="T26"><text:tab/><text:tab/>var potentialROI = (assetRevenue – assetCost) / assetCost<text:line-break/><text:line-break/></text:span><text:span text:style-name="T22"><text:line-break/></text:span><text:span text:style-name="T14">Buttons:<text:line-break/></text:span><text:span text:style-name="T15"><text:tab/></text:span><text:span text:style-name="T27">View Ownership<text:line-break/><text:tab/><text:tab/></text:span><text:span text:style-name="T17">- Query :</text:span><text:span text:style-name="T16"> </text:span><text:span text:style-name="T28">var amount, price = </text:span><text:span text:style-name="T24">getSellOrderAmountPrice</text:span><text:span text:style-name="T25">(_sellOrderID)</text:span><text:span text:style-name="T16"><text:line-break/><text:tab/><text:tab/></text:span><text:span text:style-name="T17">- Fields Updated: <text:line-break/><text:tab/><text:tab/><text:tab/></text:span><text:span text:style-name="T28">marketplace.asset.details:<text:line-break/><text:tab/><text:tab/><text:tab/>sell ownership = amount<text:line-break/><text:tab/><text:tab/><text:tab/>amount = price<text:line-break/><text:line-break/> </text:span><text:span text:style-name="T19"><text:line-break/><text:tab/></text:span><text:span text:style-name="T28">Buy Asset<text:line-break/><text:tab/><text:tab/>Needs to update all fields before hand <text:line-break/><text:line-break/><text:tab/>Confirm buy<text:line-break/><text:tab/><text:tab/>- Desc: Transfers ownership % from one user to another through purchasing</text:span></text:p>
      <text:p text:style-name="P10"><text:tab/><text:tab/>- Query: createBuyOrder(_amount, _price, _assetID)<text:line-break/><text:tab/></text:p>
      <text:p text:style-name="P10"><text:tab/></text:p>
      <text:p text:style-name="P6"><text:span text:style-name="T30">TODO; …..</text:span><text:span text:style-name="T28"><text:line-break/><text:line-break/> </text:span><text:span text:style-name="T31">Marketplace</text:span><text:span text:style-name="T32">.</text:span><text:span text:style-name="T33">ownership<text:line-break/><text:tab/></text:span><text:span text:style-name="T28">Owner addresses<text:line-break/><text:tab/><text:tab/>- Initalized: sell/buy order<text:line-break/><text:tab/><text:tab/>- </text:span><text:span text:style-name="T29">Query: Need to add in smart contracts<text:line-break/><text:line-break/><text:tab/></text:span></text:p>
      <text:p text:style-name="P11">TODO; …..<text:line-break/><text:line-break/><text:span text:style-name="T35">Overall TODO; …..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4T02:25:39.340596258</meta:creation-date>
    <dc:date>2018-02-14T10:07:34.217131867</dc:date>
    <meta:editing-duration>PT20M13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3" meta:paragraph-count="19" meta:word-count="475" meta:character-count="4280" meta:non-whitespace-character-count="3574"/>
  </office:meta>
</office:document-meta>
</file>